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5da3" officeooo:paragraph-rsid="000c5da3"/>
    </style:style>
    <style:style style:name="P2" style:family="paragraph" style:parent-style-name="Standard">
      <style:text-properties officeooo:rsid="000c5da3" officeooo:paragraph-rsid="000f81c6"/>
    </style:style>
    <style:style style:name="P3" style:family="paragraph" style:parent-style-name="Standard">
      <style:text-properties officeooo:rsid="000f81c6" officeooo:paragraph-rsid="000f81c6"/>
    </style:style>
    <style:style style:name="P4" style:family="paragraph" style:parent-style-name="Standard">
      <style:text-properties officeooo:rsid="0010a179" officeooo:paragraph-rsid="0010a179"/>
    </style:style>
    <style:style style:name="P5" style:family="paragraph" style:parent-style-name="Standard">
      <style:text-properties officeooo:rsid="0010a179" officeooo:paragraph-rsid="00135972"/>
    </style:style>
    <style:style style:name="P6" style:family="paragraph" style:parent-style-name="Header">
      <style:text-properties officeooo:rsid="000b34de" officeooo:paragraph-rsid="000b34de"/>
    </style:style>
    <style:style style:name="T1" style:family="text">
      <style:text-properties officeooo:rsid="000ddf18"/>
    </style:style>
    <style:style style:name="T2" style:family="text">
      <style:text-properties officeooo:rsid="000f81c6"/>
    </style:style>
    <style:style style:name="T3" style:family="text">
      <style:text-properties officeooo:rsid="001359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UPUESTOS:</text:p>
      <text:p text:style-name="P2">-<text:span text:style-name="T2">Un Grupo se identifica con el Nombre.</text:span></text:p>
      <text:p text:style-name="P1"><text:bookmark-start text:name="__DdeLink__1_472965488"/>-<text:span text:style-name="T2">Un Contacto se identifica con el Nombre.</text:span><text:bookmark-end text:name="__DdeLink__1_472965488"/></text:p>
      <text:p text:style-name="P2">-<text:span text:style-name="T2">No</text:span> se <text:span text:style-name="T2">puede agregar un </text:span>Contacto <text:span text:style-name="T2">ya existente.</text:span></text:p>
      <text:p text:style-name="P1">-Si se intenta enviar un mensaje a un NO Contacto, esto NO es posible.</text:p>
      <text:p text:style-name="P1">-<text:span text:style-name="T2">Imposible enviar mensaje a un Grupo “desconocido”, que no está entre los Grupos que pertenece el Usuario.</text:span></text:p>
      <text:p text:style-name="P1"/>
      <text:p text:style-name="P1"/>
      <text:p text:style-name="P1">MODELO DE DOMINIO:</text:p>
      <text:p text:style-name="P1"><text:s/>AlgoChat es un modelo que representa una mensajería. </text:p>
      <text:p text:style-name="P1">Este modelo de mensajería es de un Usuario, y este tiene Contactos y Grupos. <text:span text:style-name="T1">Con los cuales mantiene una Conversacion con cada uno, ya sea un Contacto o un Grupo.</text:span></text:p>
      <text:p text:style-name="P3">Cada Grupo está compuestos por miembros (de 1 a n), ya sean estos Contacto o no.</text:p>
      <text:p text:style-name="P3">Este modelo permite realizar diversas consultas y operaciones sobre estas entidades, las cuales son responsabilidad del Usuario.</text:p>
      <text:p text:style-name="P1"/>
      <text:p text:style-name="P4">DIAGRAMA DE CLASES: (se adjuntan)</text:p>
      <text:p text:style-name="P5">- <text:span text:style-name="T3">DiagramaClaseTP1.asta</text:span></text:p>
      <text:p text:style-name="P4"/>
      <text:p text:style-name="P4"/>
      <text:p text:style-name="P4">DIAGRAMAS DE SECUENCIA: (se adjuntan)</text:p>
      <text:p text:style-name="P4">-</text:p>
      <text:p text:style-name="P4">-</text:p>
      <text:p text:style-name="P4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34de" officeooo:paragraph-rsid="000b34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opacity="5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P1 Jav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2:21:09.163287276</meta:creation-date>
    <dc:date>2017-06-15T23:42:37.652469688</dc:date>
    <meta:editing-duration>PT28M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45" meta:character-count="857" meta:non-whitespace-character-count="728"/>
  </office:meta>
</office:document-meta>
</file>